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smmag rules</text:h>
      <text:p text:style-name="Text_20_body">The rule file governs how the Magellan GPS map is generated from OSM data. The file is an XML file that is similar to the rule file of Osmaren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3T13:57:20</meta:creation-date>
    <dc:date>2008-09-13T14:12:54</dc:date>
    <meta:editing-cycles>2</meta:editing-cycles>
    <meta:editing-duration>PT15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31" meta:character-count="158"/>
  </office:meta>
</office:document-meta>
</file>